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6"/>
          <table:table-cell table:style-name="transactions_crypto" table:formula="='B1_2020'.I35"/>
          <table:table-cell table:style-name="transactions_yen" table:formula="='B1_2020'.I36"/>
          <table:table-cell table:style-name="transactions_right_end" table:formula="='B1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0'.G41"/>
          <table:table-cell table:style-name="transactions_crypto" table:formula="='B2_2020'.I40"/>
          <table:table-cell table:style-name="transactions_yen" table:formula="='B2_2020'.I41"/>
          <table:table-cell table:style-name="transactions_right_end" table:formula="='B2_2020'.I4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0'.G36"/>
          <table:table-cell table:style-name="transactions_crypto" table:formula="='B3_2020'.I35"/>
          <table:table-cell table:style-name="transactions_yen" table:formula="='B3_2020'.I36"/>
          <table:table-cell table:style-name="transactions_right_end" table:formula="='B3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0'.G32"/>
          <table:table-cell table:style-name="transactions_crypto" table:formula="='B4_2020'.I31"/>
          <table:table-cell table:style-name="transactions_yen" table:formula="='B4_2020'.I32"/>
          <table:table-cell table:style-name="transactions_right_end" table:formula="='B4_2020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" office:value-type="float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60.0" office:value-type="float"/>
          <table:table-cell table:style-name="transactions_crypto"/>
          <table:table-cell table:style-name="transactions_yen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0.0" office:value-type="float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2" office:value-type="float"/>
          <table:table-cell table:style-name="transactions_yen" office:value="40.0" office:value-type="float"/>
          <table:table-cell table:style-name="transactions_right_end" office:value="4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.0" office:value-type="float"/>
          <table:table-cell table:style-name="transactions_yen" office:value="3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5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4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200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" office:value-type="float"/>
          <table:table-cell table:style-name="transactions_yen" office:value="2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3.0" office:value-type="float"/>
          <table:table-cell table:style-name="transactions_yen" office:value="3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4.0" office:value-type="float"/>
          <table:table-cell table:style-name="transactions_yen" office:value="4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5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3)=0;0;SUM(E22:E33))"/>
          <table:table-cell table:style-name="summary_5f_yen" table:formula="=IF(SUM(F22:F33)=0;0;SUM(F22:F33))"/>
          <table:table-cell table:style-name="summary_5f_crypto" table:formula="=IF(SUM(G22:G33)=0;0;SUM(G22:G33))"/>
          <table:table-cell table:style-name="summary_5f_yen" table:formula="=IF(SUM(H22:H33)=0;0;SUM(H22:H33))"/>
          <table:table-cell table:style-name="summary_5f_donations" table:formula="=IF(SUM(I22:I33)=0;0;SUM(I22:I33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4"/>
          <table:table-cell table:style-name="ce713" office:value-type="string" calcext:value-type="string">
            <text:p>―</text:p>
          </table:table-cell>
          <table:table-cell table:style-name="ce645" table:formula="=G13+G34"/>
          <table:table-cell table:style-name="ce756" table:formula="=E40+F40-H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4"/>
          <table:table-cell table:style-name="ce714" table:formula="=IF((E40+F40);(E41+F41)/(E40+F40);0)"/>
          <table:table-cell table:style-name="ce736" table:formula="=H40*G41"/>
          <table:table-cell table:style-name="ce757" table:formula="=I40*G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4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1"/>
          <table:table-cell table:style-name="ce717" table:formula="=I34"/>
          <table:table-cell table:style-name="ce739"/>
          <table:table-cell table:style-name="ce761" table:formula="=I51-I5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9:E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9:H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" office:value-type="float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1" office:value-type="float"/>
          <table:table-cell table:style-name="transactions_yen" office:value="16.5" office:value-type="float"/>
          <table:table-cell table:style-name="transactions_crypto"/>
          <table:table-cell table:style-name="transactions_yen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0.0" office:value-type="float"/>
          <table:table-cell table:style-name="transactions_right_end" office:value="6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4" office:value-type="float"/>
          <table:table-cell table:style-name="transactions_yen" office:value="24.0" office:value-type="float"/>
          <table:table-cell table:style-name="transactions_right_end" office:value="4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16:36:59.683620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